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3efb" officeooo:paragraph-rsid="00093efb"/>
    </style:style>
    <style:style style:name="P2" style:family="paragraph" style:parent-style-name="Standard">
      <style:text-properties officeooo:rsid="00093efb" officeooo:paragraph-rsid="00093efb"/>
    </style:style>
    <style:style style:name="P3" style:family="paragraph" style:parent-style-name="Standard">
      <style:text-properties officeooo:rsid="000ab03c" officeooo:paragraph-rsid="000ab03c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6<text:span text:style-name="T1">th</text:span> June 2020</text:p>
      <text:p text:style-name="P1">UniLearn</text:p>
      <text:p text:style-name="P1"/>
      <text:p text:style-name="P1">Teacher Manager &gt;&gt; list all student, delete student, create student</text:p>
      <text:p text:style-name="P1"/>
      <text:p text:style-name="P1"/>
      <text:p text:style-name="P1">17<text:span text:style-name="T1">th</text:span> June 2020</text:p>
      <text:p text:style-name="P1">UniLearn</text:p>
      <text:p text:style-name="P1"/>
      <text:p text:style-name="P1">Teacher Manager &gt;&gt; update student class room + groub</text:p>
      <text:p text:style-name="P1">Create Question MCQ + TFQ</text:p>
      <text:p text:style-name="P1">List all questions</text:p>
      <text:p text:style-name="P1">View question data</text:p>
      <text:p text:style-name="P3">Create review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2:27:53.426832117</meta:creation-date>
    <dc:date>2020-06-17T12:47:51.799420230</dc:date>
    <meta:editing-duration>PT9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40" meta:character-count="237" meta:non-whitespace-character-count="207"/>
  </office:meta>
</office:document-meta>
</file>